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2.1154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1.3756in"/>
    </style:style>
    <style:style style:name="co17" style:family="table-column">
      <style:table-column-properties fo:break-before="auto" style:column-width="2.0083in"/>
    </style:style>
    <style:style style:name="co18" style:family="table-column">
      <style:table-column-properties fo:break-before="auto" style:column-width="1.2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60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000000" fo:border-left="0.06pt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number-columns-repeated="1009" table:default-cell-style-name="ce2"/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170632" calcext:value-type="float">
            <text:p>1706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38465" calcext:value-type="float">
            <text:p>38465</text:p>
          </table:table-cell>
          <table:table-cell table:style-name="ce4" table:formula="of:=HFqoi-[.B8]" office:value-type="float" office:value="-84640" calcext:value-type="float">
            <text:p>-84640</text:p>
          </table:table-cell>
          <table:table-cell table:style-name="ce4" table:formula="of:=[.H8]/HFqoi" office:value-type="float" office:value="-0.984277607219276" calcext:value-type="float">
            <text:p>-0.9842776072</text:p>
          </table:table-cell>
          <table:table-cell table:style-name="ce4" table:formula="of:=[.D8]+[.E8]+[.F8]" office:value-type="float" office:value="960" calcext:value-type="float">
            <text:p>960</text:p>
          </table:table-cell>
          <table:table-cell table:number-columns-repeated="2" table:style-name="ce4" office:value-type="float" office:value="1140" calcext:value-type="float">
            <text:p>114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170370" calcext:value-type="float">
            <text:p>170370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-5062" calcext:value-type="float">
            <text:p>-5062</text:p>
          </table:table-cell>
          <table:table-cell table:style-name="ce4" table:formula="of:=HFqoi-[.B9]" office:value-type="float" office:value="-84378" calcext:value-type="float">
            <text:p>-84378</text:p>
          </table:table-cell>
          <table:table-cell table:style-name="ce4" table:formula="of:=[.H9]/HFqoi" office:value-type="float" office:value="-0.981230812168574" calcext:value-type="float">
            <text:p>-0.9812308122</text:p>
          </table:table-cell>
          <table:table-cell table:style-name="ce4" table:formula="of:=[.D9]+[.E9]+[.F9]" office:value-type="float" office:value="1630" calcext:value-type="float">
            <text:p>1630</text:p>
          </table:table-cell>
          <table:table-cell table:style-name="ce4" table:formula="of:=[.L9]-[.L8]" office:value-type="float" office:value="1790" calcext:value-type="float">
            <text:p>1790</text:p>
          </table:table-cell>
          <table:table-cell table:style-name="ce4" office:value-type="float" office:value="2930" calcext:value-type="float">
            <text:p>29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88756" calcext:value-type="float">
            <text:p>88756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-2769" calcext:value-type="float">
            <text:p>-2769</text:p>
          </table:table-cell>
          <table:table-cell table:style-name="ce4" table:formula="of:=HFqoi-[.B10]" office:value-type="float" office:value="-2764" calcext:value-type="float">
            <text:p>-2764</text:p>
          </table:table-cell>
          <table:table-cell table:style-name="ce4" table:formula="of:=[.H10]/HFqoi" office:value-type="float" office:value="-0.0321425248860359" calcext:value-type="float">
            <text:p>-0.0321425249</text:p>
          </table:table-cell>
          <table:table-cell table:style-name="ce4" table:formula="of:=[.D10]+[.E10]+[.F10]" office:value-type="float" office:value="2445" calcext:value-type="float">
            <text:p>2445</text:p>
          </table:table-cell>
          <table:table-cell table:style-name="ce4" table:formula="of:=[.L10]-[.L9]" office:value-type="float" office:value="2640" calcext:value-type="float">
            <text:p>2640</text:p>
          </table:table-cell>
          <table:table-cell table:style-name="ce4" office:value-type="float" office:value="5570" calcext:value-type="float">
            <text:p>557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4" office:value-type="float" office:value="85976" calcext:value-type="float">
            <text:p>85976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HFqoi-[.B11]" office:value-type="float" office:value="16" calcext:value-type="float">
            <text:p>16</text:p>
          </table:table-cell>
          <table:table-cell table:style-name="ce4" table:formula="of:=[.H11]/HFqoi" office:value-type="float" office:value="0.000186063819890222" calcext:value-type="float">
            <text:p>0.0001860638</text:p>
          </table:table-cell>
          <table:table-cell table:style-name="ce4" table:formula="of:=[.D11]+[.E11]+[.F11]" office:value-type="float" office:value="2900" calcext:value-type="float">
            <text:p>2900</text:p>
          </table:table-cell>
          <table:table-cell table:style-name="ce4" table:formula="of:=[.L11]-[.L10]" office:value-type="float" office:value="3110" calcext:value-type="float">
            <text:p>3110</text:p>
          </table:table-cell>
          <table:table-cell table:style-name="ce4" office:value-type="float" office:value="8680" calcext:value-type="float">
            <text:p>868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85992" calcext:value-type="float">
            <text:p>8599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30" calcext:value-type="float">
            <text:p>830</text:p>
          </table:table-cell>
          <table:table-cell table:style-name="ce8" table:number-columns-repeated="5"/>
          <table:table-cell table:style-name="ce9" office:value-type="float" office:value="660" calcext:value-type="float">
            <text:p>660</text:p>
          </table:table-cell>
          <table:table-cell table:style-name="ce8"/>
          <table:table-cell table:style-name="ce4" office:value-type="float" office:value="830" calcext:value-type="float">
            <text:p>8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6" office:value-type="string" calcext:value-type="string" table:number-columns-spanned="4" table:number-rows-spanned="1">
            <text:p>inverse</text:p>
          </table:table-cell>
          <table:covered-table-cell table:number-columns-repeated="2" table:style-name="ce7"/>
          <table:covered-table-cell/>
          <table:table-cell table:style-name="ce6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7"/>
          <table:covered-table-cell/>
          <table:table-cell table:style-name="ce10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7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6+8" office:value-type="float" office:value="24" calcext:value-type="float">
            <text:p>24</text:p>
          </table:table-cell>
          <table:table-cell table:style-name="ce4" office:value-type="float" office:value="28611" calcext:value-type="float">
            <text:p>28611</text:p>
          </table:table-cell>
          <table:table-cell table:style-name="ce4" table:formula="of:=[.D16]*[.E16]" office:value-type="float" office:value="686664" calcext:value-type="float">
            <text:p>68666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7+17" office:value-type="float" office:value="34" calcext:value-type="float">
            <text:p>34</text:p>
          </table:table-cell>
          <table:table-cell table:style-name="ce4" table:formula="of:=[.E16]" office:value-type="float" office:value="28611" calcext:value-type="float">
            <text:p>28611</text:p>
          </table:table-cell>
          <table:table-cell table:style-name="ce4" table:formula="of:=[.H16]*[.I16]" office:value-type="float" office:value="972774" calcext:value-type="float">
            <text:p>97277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73+18+217+34" office:value-type="float" office:value="342" calcext:value-type="float">
            <text:p>342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16]*[.M16]" office:value-type="float" office:value="72625410" calcext:value-type="float">
            <text:p>72625410</text:p>
          </table:table-cell>
          <table:table-cell table:formula="of:=[.F16]+[.J16]+[.N16]" office:value-type="float" office:value="74284848" calcext:value-type="float">
            <text:p>742848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51+47+44+37+23+6" office:value-type="float" office:value="208" calcext:value-type="float">
            <text:p>208</text:p>
          </table:table-cell>
          <table:table-cell table:style-name="ce4" office:value-type="float" office:value="53118" calcext:value-type="float">
            <text:p>53118</text:p>
          </table:table-cell>
          <table:table-cell table:style-name="ce4" table:formula="of:=[.D17]*[.E17]" office:value-type="float" office:value="11048544" calcext:value-type="float">
            <text:p>1104854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47+48" office:value-type="float" office:value="95" calcext:value-type="float">
            <text:p>95</text:p>
          </table:table-cell>
          <table:table-cell table:style-name="ce4" table:formula="of:=[.E17]" office:value-type="float" office:value="53118" calcext:value-type="float">
            <text:p>53118</text:p>
          </table:table-cell>
          <table:table-cell table:style-name="ce4" table:formula="of:=[.H17]*[.I17]" office:value-type="float" office:value="5046210" calcext:value-type="float">
            <text:p>504621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4+7+24+23" office:value-type="float" office:value="78" calcext:value-type="float">
            <text:p>78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17]*[.M17]" office:value-type="float" office:value="16563690" calcext:value-type="float">
            <text:p>16563690</text:p>
          </table:table-cell>
          <table:table-cell table:formula="of:=[.F17]+[.J17]+[.N17]" office:value-type="float" office:value="32658444" calcext:value-type="float">
            <text:p>326584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51+46+39+17" office:value-type="float" office:value="153" calcext:value-type="float">
            <text:p>153</text:p>
          </table:table-cell>
          <table:table-cell table:style-name="ce4" office:value-type="float" office:value="83238" calcext:value-type="float">
            <text:p>83238</text:p>
          </table:table-cell>
          <table:table-cell table:style-name="ce4" table:formula="of:=[.D18]*[.E18]" office:value-type="float" office:value="12735414" calcext:value-type="float">
            <text:p>1273541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51+51" office:value-type="float" office:value="102" calcext:value-type="float">
            <text:p>102</text:p>
          </table:table-cell>
          <table:table-cell table:style-name="ce4" table:formula="of:=[.E18]" office:value-type="float" office:value="83238" calcext:value-type="float">
            <text:p>83238</text:p>
          </table:table-cell>
          <table:table-cell table:style-name="ce4" table:formula="of:=[.H18]*[.I18]" office:value-type="float" office:value="8490276" calcext:value-type="float">
            <text:p>849027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5+5+25+23" office:value-type="float" office:value="78" calcext:value-type="float">
            <text:p>78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18]*[.M18]" office:value-type="float" office:value="16563690" calcext:value-type="float">
            <text:p>16563690</text:p>
          </table:table-cell>
          <table:table-cell table:formula="of:=[.F18]+[.J18]+[.N18]" office:value-type="float" office:value="37789380" calcext:value-type="float">
            <text:p>3778938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54+52+46+26+12" office:value-type="float" office:value="190" calcext:value-type="float">
            <text:p>190</text:p>
          </table:table-cell>
          <table:table-cell table:style-name="ce4" office:value-type="float" office:value="107802" calcext:value-type="float">
            <text:p>107802</text:p>
          </table:table-cell>
          <table:table-cell table:style-name="ce4" table:formula="of:=[.D19]*[.E19]" office:value-type="float" office:value="20482380" calcext:value-type="float">
            <text:p>2048238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92+174" office:value-type="float" office:value="266" calcext:value-type="float">
            <text:p>266</text:p>
          </table:table-cell>
          <table:table-cell table:style-name="ce4" table:formula="of:=[.E19]" office:value-type="float" office:value="107802" calcext:value-type="float">
            <text:p>107802</text:p>
          </table:table-cell>
          <table:table-cell table:style-name="ce4" table:formula="of:=[.H19]*[.I19]" office:value-type="float" office:value="28675332" calcext:value-type="float">
            <text:p>2867533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5+5+25+23" office:value-type="float" office:value="78" calcext:value-type="float">
            <text:p>78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19]*[.M19]" office:value-type="float" office:value="16563690" calcext:value-type="float">
            <text:p>16563690</text:p>
          </table:table-cell>
          <table:table-cell table:formula="of:=[.F19]+[.J19]+[.N19]" office:value-type="float" office:value="65721402" calcext:value-type="float">
            <text:p>6572140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30+17+27+23+20+15" office:value-type="float" office:value="132" calcext:value-type="float">
            <text:p>132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D20]*[.E20]" office:value-type="float" office:value="28030860" calcext:value-type="float">
            <text:p>28030860</text:p>
          </table:table-cell>
          <table:table-cell table:style-name="ce8" table:number-columns-repeated="8"/>
          <table:table-cell table:formula="of:=[.F20]+[.J20]+[.N20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170632" calcext:value-type="float">
            <text:p>1706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38465" calcext:value-type="float">
            <text:p>38465</text:p>
          </table:table-cell>
          <table:table-cell table:style-name="ce4" table:formula="of:=HFqoi-[.B29]" office:value-type="float" office:value="-84640" calcext:value-type="float">
            <text:p>-84640</text:p>
          </table:table-cell>
          <table:table-cell table:style-name="ce4" table:formula="of:=[.H29]/HFqoi" office:value-type="float" office:value="-0.984277607219276" calcext:value-type="float">
            <text:p>-0.9842776072</text:p>
          </table:table-cell>
          <table:table-cell table:style-name="ce4" table:formula="of:=[.D29]+[.E29]+[.F29]" office:value-type="float" office:value="920" calcext:value-type="float">
            <text:p>920</text:p>
          </table:table-cell>
          <table:table-cell table:number-columns-repeated="2" table:style-name="ce4" office:value-type="float" office:value="1090" calcext:value-type="float">
            <text:p>109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170239" calcext:value-type="float">
            <text:p>170239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-5371" calcext:value-type="float">
            <text:p>-5371</text:p>
          </table:table-cell>
          <table:table-cell table:style-name="ce4" table:formula="of:=HFqoi-[.B30]" office:value-type="float" office:value="-84247" calcext:value-type="float">
            <text:p>-84247</text:p>
          </table:table-cell>
          <table:table-cell table:style-name="ce4" table:formula="of:=[.H30]/HFqoi" office:value-type="float" office:value="-0.979707414643223" calcext:value-type="float">
            <text:p>-0.9797074146</text:p>
          </table:table-cell>
          <table:table-cell table:style-name="ce4" table:formula="of:=[.D30]+[.E30]+[.F30]" office:value-type="float" office:value="1440" calcext:value-type="float">
            <text:p>1440</text:p>
          </table:table-cell>
          <table:table-cell table:style-name="ce4" table:formula="of:=[.L30]-[.L29]" office:value-type="float" office:value="1590" calcext:value-type="float">
            <text:p>1590</text:p>
          </table:table-cell>
          <table:table-cell table:style-name="ce4" office:value-type="float" office:value="2680" calcext:value-type="float">
            <text:p>268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91311" calcext:value-type="float">
            <text:p>91311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-4692" calcext:value-type="float">
            <text:p>-4692</text:p>
          </table:table-cell>
          <table:table-cell table:style-name="ce4" table:formula="of:=HFqoi-[.B31]" office:value-type="float" office:value="-5319" calcext:value-type="float">
            <text:p>-5319</text:p>
          </table:table-cell>
          <table:table-cell table:style-name="ce4" table:formula="of:=[.H31]/HFqoi" office:value-type="float" office:value="-0.0618545911247558" calcext:value-type="float">
            <text:p>-0.0618545911</text:p>
          </table:table-cell>
          <table:table-cell table:style-name="ce4" table:formula="of:=[.D31]+[.E31]+[.F31]" office:value-type="float" office:value="1990" calcext:value-type="float">
            <text:p>1990</text:p>
          </table:table-cell>
          <table:table-cell table:style-name="ce4" table:formula="of:=[.L31]-[.L30]" office:value-type="float" office:value="2150" calcext:value-type="float">
            <text:p>2150</text:p>
          </table:table-cell>
          <table:table-cell table:style-name="ce4" office:value-type="float" office:value="4830" calcext:value-type="float">
            <text:p>48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4" office:value-type="float" office:value="87280" calcext:value-type="float">
            <text:p>87280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-1158" calcext:value-type="float">
            <text:p>-1158</text:p>
          </table:table-cell>
          <table:table-cell table:style-name="ce4" table:formula="of:=HFqoi-[.B32]" office:value-type="float" office:value="-1288" calcext:value-type="float">
            <text:p>-1288</text:p>
          </table:table-cell>
          <table:table-cell table:style-name="ce4" table:formula="of:=[.H32]/HFqoi" office:value-type="float" office:value="-0.0149781375011629" calcext:value-type="float">
            <text:p>-0.0149781375</text:p>
          </table:table-cell>
          <table:table-cell table:style-name="ce4" table:formula="of:=[.D32]+[.E32]+[.F32]" office:value-type="float" office:value="2210" calcext:value-type="float">
            <text:p>2210</text:p>
          </table:table-cell>
          <table:table-cell table:style-name="ce4" table:formula="of:=[.L32]-[.L31]" office:value-type="float" office:value="2380" calcext:value-type="float">
            <text:p>2380</text:p>
          </table:table-cell>
          <table:table-cell table:style-name="ce4" office:value-type="float" office:value="7210" calcext:value-type="float">
            <text:p>721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4" office:value-type="float" office:value="86184" calcext:value-type="float">
            <text:p>86184</text:p>
          </table:table-cell>
          <table:table-cell table:style-name="ce4" office:value-type="float" office:value="32.9" calcext:value-type="float">
            <text:p>32.9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-198" calcext:value-type="float">
            <text:p>-198</text:p>
          </table:table-cell>
          <table:table-cell table:style-name="ce4" table:formula="of:=HFqoi-[.B33]" office:value-type="float" office:value="-192" calcext:value-type="float">
            <text:p>-192</text:p>
          </table:table-cell>
          <table:table-cell table:style-name="ce4" table:formula="of:=[.H33]/HFqoi" office:value-type="float" office:value="-0.00223276583868267" calcext:value-type="float">
            <text:p>-0.0022327658</text:p>
          </table:table-cell>
          <table:table-cell table:style-name="ce4" table:formula="of:=[.D33]+[.E33]+[.F33]" office:value-type="float" office:value="2370" calcext:value-type="float">
            <text:p>2370</text:p>
          </table:table-cell>
          <table:table-cell table:style-name="ce4" table:formula="of:=[.L33]-[.L32]" office:value-type="float" office:value="2560" calcext:value-type="float">
            <text:p>2560</text:p>
          </table:table-cell>
          <table:table-cell table:style-name="ce4" office:value-type="float" office:value="9770" calcext:value-type="float">
            <text:p>977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85992" calcext:value-type="float">
            <text:p>8599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30" calcext:value-type="float">
            <text:p>830</text:p>
          </table:table-cell>
          <table:table-cell table:style-name="ce8" table:number-columns-repeated="5"/>
          <table:table-cell table:style-name="ce9" office:value-type="float" office:value="660" calcext:value-type="float">
            <text:p>660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6" office:value-type="string" calcext:value-type="string" table:number-columns-spanned="4" table:number-rows-spanned="1">
            <text:p>inverse</text:p>
          </table:table-cell>
          <table:covered-table-cell table:number-columns-repeated="2" table:style-name="ce7"/>
          <table:covered-table-cell/>
          <table:table-cell table:style-name="ce6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7"/>
          <table:covered-table-cell/>
          <table:table-cell table:style-name="ce10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7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6+8" office:value-type="float" office:value="24" calcext:value-type="float">
            <text:p>24</text:p>
          </table:table-cell>
          <table:table-cell table:style-name="ce4" office:value-type="float" office:value="28611" calcext:value-type="float">
            <text:p>28611</text:p>
          </table:table-cell>
          <table:table-cell table:style-name="ce4" table:formula="of:=[.E38]*[.D38]" office:value-type="float" office:value="686664" calcext:value-type="float">
            <text:p>68666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17+17" office:value-type="float" office:value="34" calcext:value-type="float">
            <text:p>34</text:p>
          </table:table-cell>
          <table:table-cell table:style-name="ce4" table:formula="of:=[.E38]" office:value-type="float" office:value="28611" calcext:value-type="float">
            <text:p>28611</text:p>
          </table:table-cell>
          <table:table-cell table:style-name="ce4" table:formula="of:=[.I38]*[.H38]" office:value-type="float" office:value="972774" calcext:value-type="float">
            <text:p>97277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73+18+217+34" office:value-type="float" office:value="342" calcext:value-type="float">
            <text:p>342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38]*[.M38]" office:value-type="float" office:value="72625410" calcext:value-type="float">
            <text:p>72625410</text:p>
          </table:table-cell>
          <table:table-cell table:formula="of:=[.F38]+[.J38]+[.N38]" office:value-type="float" office:value="74284848" calcext:value-type="float">
            <text:p>742848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(52+48+43+33+9)" office:value-type="float" office:value="185" calcext:value-type="float">
            <text:p>185</text:p>
          </table:table-cell>
          <table:table-cell table:style-name="ce4" office:value-type="float" office:value="45261" calcext:value-type="float">
            <text:p>45261</text:p>
          </table:table-cell>
          <table:table-cell table:style-name="ce4" table:formula="of:=[.E39]*[.D39]" office:value-type="float" office:value="8373285" calcext:value-type="float">
            <text:p>83732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48+46" office:value-type="float" office:value="94" calcext:value-type="float">
            <text:p>94</text:p>
          </table:table-cell>
          <table:table-cell table:style-name="ce4" table:formula="of:=[.E39]" office:value-type="float" office:value="45261" calcext:value-type="float">
            <text:p>45261</text:p>
          </table:table-cell>
          <table:table-cell table:style-name="ce4" table:formula="of:=[.I39]*[.H39]" office:value-type="float" office:value="4254534" calcext:value-type="float">
            <text:p>425453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4+8+25+25" office:value-type="float" office:value="82" calcext:value-type="float">
            <text:p>82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39]*[.M39]" office:value-type="float" office:value="17413110" calcext:value-type="float">
            <text:p>17413110</text:p>
          </table:table-cell>
          <table:table-cell table:formula="of:=[.F39]+[.J39]+[.N39]" office:value-type="float" office:value="30040929" calcext:value-type="float">
            <text:p>3004092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58+51+41+12)" office:value-type="float" office:value="162" calcext:value-type="float">
            <text:p>162</text:p>
          </table:table-cell>
          <table:table-cell table:style-name="ce4" office:value-type="float" office:value="64218" calcext:value-type="float">
            <text:p>64218</text:p>
          </table:table-cell>
          <table:table-cell table:style-name="ce4" table:formula="of:=[.E40]*[.D40]" office:value-type="float" office:value="10403316" calcext:value-type="float">
            <text:p>1040331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58+56" office:value-type="float" office:value="114" calcext:value-type="float">
            <text:p>114</text:p>
          </table:table-cell>
          <table:table-cell table:style-name="ce4" table:formula="of:=[.E40]" office:value-type="float" office:value="64218" calcext:value-type="float">
            <text:p>64218</text:p>
          </table:table-cell>
          <table:table-cell table:style-name="ce4" table:formula="of:=[.I40]*[.H40]" office:value-type="float" office:value="7320852" calcext:value-type="float">
            <text:p>732085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4+4+24+23" office:value-type="float" office:value="75" calcext:value-type="float">
            <text:p>75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40]*[.M40]" office:value-type="float" office:value="15926625" calcext:value-type="float">
            <text:p>15926625</text:p>
          </table:table-cell>
          <table:table-cell table:formula="of:=[.F40]+[.J40]+[.N40]" office:value-type="float" office:value="33650793" calcext:value-type="float">
            <text:p>3365079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(53+50+44+29+11)" office:value-type="float" office:value="187" calcext:value-type="float">
            <text:p>187</text:p>
          </table:table-cell>
          <table:table-cell table:style-name="ce4" office:value-type="float" office:value="77655" calcext:value-type="float">
            <text:p>77655</text:p>
          </table:table-cell>
          <table:table-cell table:style-name="ce4" table:formula="of:=[.E41]*[.D41]" office:value-type="float" office:value="14521485" calcext:value-type="float">
            <text:p>145214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55+52" office:value-type="float" office:value="107" calcext:value-type="float">
            <text:p>107</text:p>
          </table:table-cell>
          <table:table-cell table:style-name="ce4" table:formula="of:=[.E41]" office:value-type="float" office:value="77655" calcext:value-type="float">
            <text:p>77655</text:p>
          </table:table-cell>
          <table:table-cell table:style-name="ce4" table:formula="of:=[.I41]*[.H41]" office:value-type="float" office:value="8309085" calcext:value-type="float">
            <text:p>830908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4+4+24+21" office:value-type="float" office:value="73" calcext:value-type="float">
            <text:p>73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L41]*[.M41]" office:value-type="float" office:value="15501915" calcext:value-type="float">
            <text:p>15501915</text:p>
          </table:table-cell>
          <table:table-cell table:formula="of:=[.F41]+[.J41]+[.N41]" office:value-type="float" office:value="38332485" calcext:value-type="float">
            <text:p>3833248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4" office:value-type="float" office:value="32.9" calcext:value-type="float">
            <text:p>32.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54+50+40+16" office:value-type="float" office:value="160" calcext:value-type="float">
            <text:p>160</text:p>
          </table:table-cell>
          <table:table-cell table:style-name="ce4" office:value-type="float" office:value="93549" calcext:value-type="float">
            <text:p>93549</text:p>
          </table:table-cell>
          <table:table-cell table:style-name="ce4" table:formula="of:=[.E42]*[.D42]" office:value-type="float" office:value="14967840" calcext:value-type="float">
            <text:p>149678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90+148" office:value-type="float" office:value="238" calcext:value-type="float">
            <text:p>238</text:p>
          </table:table-cell>
          <table:table-cell table:style-name="ce4" table:formula="of:=[.E42]" office:value-type="float" office:value="93549" calcext:value-type="float">
            <text:p>93549</text:p>
          </table:table-cell>
          <table:table-cell table:style-name="ce4" table:formula="of:=[.I42]*[.H42]" office:value-type="float" office:value="22264662" calcext:value-type="float">
            <text:p>2226466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4+4+24+21" office:value-type="float" office:value="73" calcext:value-type="float">
            <text:p>73</text:p>
          </table:table-cell>
          <table:table-cell table:style-name="ce4" office:value-type="float" office:value="212356" calcext:value-type="float">
            <text:p>212356</text:p>
          </table:table-cell>
          <table:table-cell table:style-name="ce4" table:formula="of:=[.L42]*[.M42]" office:value-type="float" office:value="15501988" calcext:value-type="float">
            <text:p>15501988</text:p>
          </table:table-cell>
          <table:table-cell table:formula="of:=[.F42]+[.J42]+[.N42]" office:value-type="float" office:value="52734490" calcext:value-type="float">
            <text:p>5273449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30+17+27+23+20+15" office:value-type="float" office:value="132" calcext:value-type="float">
            <text:p>132</text:p>
          </table:table-cell>
          <table:table-cell table:style-name="ce4" office:value-type="float" office:value="212355" calcext:value-type="float">
            <text:p>212355</text:p>
          </table:table-cell>
          <table:table-cell table:style-name="ce4" table:formula="of:=[.E43]*[.D43]" office:value-type="float" office:value="28030860" calcext:value-type="float">
            <text:p>28030860</text:p>
          </table:table-cell>
          <table:table-cell table:style-name="ce8" table:number-columns-repeated="8"/>
          <table:table-cell table:formula="of:=[.F43]+[.J43]+[.N43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13352" calcext:value-type="float">
            <text:p>133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formula="of:=HFqoi2-[.B52]" office:value-type="float" office:value="2669" calcext:value-type="float">
            <text:p>2669</text:p>
          </table:table-cell>
          <table:table-cell table:style-name="ce4" table:formula="of:=[.H52]/HFqoi" office:value-type="float" office:value="0.0310377709554377" calcext:value-type="float">
            <text:p>0.031037771</text:p>
          </table:table-cell>
          <table:table-cell table:style-name="ce4" table:formula="of:=[.D52]+[.E52]+[.F52]" office:value-type="float" office:value="5.1" calcext:value-type="float">
            <text:p>5.1</text:p>
          </table:table-cell>
          <table:table-cell table:style-name="ce4" table:formula="of:=[.L52]" office:value-type="float" office:value="14" calcext:value-type="float">
            <text:p>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15588" calcext:value-type="float">
            <text:p>1558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505" calcext:value-type="float">
            <text:p>505</text:p>
          </table:table-cell>
          <table:table-cell table:style-name="ce4" table:formula="of:=HFqoi2-[.B53]" office:value-type="float" office:value="433" calcext:value-type="float">
            <text:p>433</text:p>
          </table:table-cell>
          <table:table-cell table:style-name="ce4" table:formula="of:=[.H53]/HFqoi" office:value-type="float" office:value="0.00503535212577914" calcext:value-type="float">
            <text:p>0.0050353521</text:p>
          </table:table-cell>
          <table:table-cell table:style-name="ce4" table:formula="of:=[.D53]+[.E53]+[.F53]" office:value-type="float" office:value="8.6" calcext:value-type="float">
            <text:p>8.6</text:p>
          </table:table-cell>
          <table:table-cell table:style-name="ce4" table:formula="of:=[.L53]-[.L52]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16116" calcext:value-type="float">
            <text:p>16116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table:formula="of:=HFqoi2-[.B54]" office:value-type="float" office:value="-95" calcext:value-type="float">
            <text:p>-95</text:p>
          </table:table-cell>
          <table:table-cell table:style-name="ce4" table:formula="of:=[.H54]/HFqoi" office:value-type="float" office:value="-0.0011047539305982" calcext:value-type="float">
            <text:p>-0.0011047539</text:p>
          </table:table-cell>
          <table:table-cell table:style-name="ce4" table:formula="of:=[.D54]+[.E54]+[.F54]" office:value-type="float" office:value="6.9" calcext:value-type="float">
            <text:p>6.9</text:p>
          </table:table-cell>
          <table:table-cell table:style-name="ce4" table:formula="of:=[.L54]-[.L53]" office:value-type="float" office:value="14" calcext:value-type="float">
            <text:p>14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16021" calcext:value-type="float">
            <text:p>1602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number-columns-repeated="5"/>
          <table:table-cell table:style-name="ce9" office:value-type="float" office:value="4.2" calcext:value-type="float">
            <text:p>4.2</text:p>
          </table:table-cell>
          <table:table-cell table:style-name="ce8"/>
          <table:table-cell table:style-name="ce4" table:formula="of:=[.D55]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6" office:value-type="string" calcext:value-type="string" table:number-columns-spanned="4" table:number-rows-spanned="1">
            <text:p>inverse</text:p>
          </table:table-cell>
          <table:covered-table-cell table:number-columns-repeated="2" table:style-name="ce7"/>
          <table:covered-table-cell/>
          <table:table-cell table:style-name="ce6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7"/>
          <table:covered-table-cell/>
          <table:table-cell table:style-name="ce10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7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17+4+3" office:value-type="float" office:value="24" calcext:value-type="float">
            <text:p>24</text:p>
          </table:table-cell>
          <table:table-cell table:style-name="ce4" office:value-type="float" office:value="6435" calcext:value-type="float">
            <text:p>6435</text:p>
          </table:table-cell>
          <table:table-cell table:style-name="ce4" table:formula="of:=[.D59]*[.E59]" office:value-type="float" office:value="154440" calcext:value-type="float">
            <text:p>15444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18+18+15" office:value-type="float" office:value="51" calcext:value-type="float">
            <text:p>51</text:p>
          </table:table-cell>
          <table:table-cell table:style-name="ce4" table:formula="of:=[.E59]" office:value-type="float" office:value="6435" calcext:value-type="float">
            <text:p>6435</text:p>
          </table:table-cell>
          <table:table-cell table:style-name="ce4" table:formula="of:=[.H59]*[.I59]" office:value-type="float" office:value="328185" calcext:value-type="float">
            <text:p>32818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35+37+35" office:value-type="float" office:value="107" calcext:value-type="float">
            <text:p>107</text:p>
          </table:table-cell>
          <table:table-cell table:style-name="ce4" office:value-type="float" office:value="25155" calcext:value-type="float">
            <text:p>25155</text:p>
          </table:table-cell>
          <table:table-cell table:style-name="ce4" table:formula="of:=[.L59]*[.M59]" office:value-type="float" office:value="2691585" calcext:value-type="float">
            <text:p>2691585</text:p>
          </table:table-cell>
          <table:table-cell table:formula="of:=[.F59]+[.J59]+[.N59]" office:value-type="float" office:value="3174210" calcext:value-type="float">
            <text:p>31742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4"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table:style-name="ce4" table:formula="of:=27+23+16" office:value-type="float" office:value="66" calcext:value-type="float">
            <text:p>66</text:p>
          </table:table-cell>
          <table:table-cell table:style-name="ce4" office:value-type="float" office:value="7992" calcext:value-type="float">
            <text:p>7992</text:p>
          </table:table-cell>
          <table:table-cell table:style-name="ce4" table:formula="of:=[.D60]*[.E60]" office:value-type="float" office:value="527472" calcext:value-type="float">
            <text:p>5274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28+28" office:value-type="float" office:value="56" calcext:value-type="float">
            <text:p>56</text:p>
          </table:table-cell>
          <table:table-cell table:style-name="ce4" office:value-type="float" office:value="7992" calcext:value-type="float">
            <text:p>7992</text:p>
          </table:table-cell>
          <table:table-cell table:style-name="ce4" table:formula="of:=[.H60]*[.I60]" office:value-type="float" office:value="447552" calcext:value-type="float">
            <text:p>44755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34+37+34" office:value-type="float" office:value="105" calcext:value-type="float">
            <text:p>105</text:p>
          </table:table-cell>
          <table:table-cell table:style-name="ce4" office:value-type="float" office:value="25155" calcext:value-type="float">
            <text:p>25155</text:p>
          </table:table-cell>
          <table:table-cell table:style-name="ce4" table:formula="of:=[.L60]*[.M60]" office:value-type="float" office:value="2641275" calcext:value-type="float">
            <text:p>2641275</text:p>
          </table:table-cell>
          <table:table-cell table:formula="of:=[.F60]+[.J60]+[.N60]" office:value-type="float" office:value="3616299" calcext:value-type="float">
            <text:p>361629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33+31+28+20" office:value-type="float" office:value="112" calcext:value-type="float">
            <text:p>112</text:p>
          </table:table-cell>
          <table:table-cell table:style-name="ce4" office:value-type="float" office:value="9711" calcext:value-type="float">
            <text:p>9711</text:p>
          </table:table-cell>
          <table:table-cell table:style-name="ce4" table:formula="of:=[.D61]*[.E61]" office:value-type="float" office:value="1087632" calcext:value-type="float">
            <text:p>10876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36+33" office:value-type="float" office:value="69" calcext:value-type="float">
            <text:p>69</text:p>
          </table:table-cell>
          <table:table-cell table:style-name="ce4" office:value-type="float" office:value="9711" calcext:value-type="float">
            <text:p>9711</text:p>
          </table:table-cell>
          <table:table-cell table:style-name="ce4" table:formula="of:=[.H61]*[.I61]" office:value-type="float" office:value="670059" calcext:value-type="float">
            <text:p>67005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35+37+34" office:value-type="float" office:value="106" calcext:value-type="float">
            <text:p>106</text:p>
          </table:table-cell>
          <table:table-cell table:style-name="ce4" office:value-type="float" office:value="25155" calcext:value-type="float">
            <text:p>25155</text:p>
          </table:table-cell>
          <table:table-cell table:style-name="ce4" table:formula="of:=[.L61]*[.M61]" office:value-type="float" office:value="2666430" calcext:value-type="float">
            <text:p>2666430</text:p>
          </table:table-cell>
          <table:table-cell table:formula="of:=[.F61]+[.J61]+[.N61]" office:value-type="float" office:value="4424121" calcext:value-type="float">
            <text:p>44241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36+11+36+33+24+6" office:value-type="float" office:value="146" calcext:value-type="float">
            <text:p>146</text:p>
          </table:table-cell>
          <table:table-cell table:style-name="ce4" office:value-type="float" office:value="25155" calcext:value-type="float">
            <text:p>25155</text:p>
          </table:table-cell>
          <table:table-cell table:style-name="ce4" table:formula="of:=[.D62]*[.E62]" office:value-type="float" office:value="3672630" calcext:value-type="float">
            <text:p>3672630</text:p>
          </table:table-cell>
          <table:table-cell table:style-name="ce8" table:number-columns-repeated="8"/>
          <table:table-cell table:formula="of:=[.F62]+[.J62]+[.N62]" office:value-type="float" office:value="3672630" calcext:value-type="float">
            <text:p>3672630</text:p>
          </table:table-cell>
          <table:table-cell table:number-columns-repeated="1009"/>
        </table:table-row>
        <table:table-row table:style-name="ro1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0" table:number-columns-repeated="4" table:default-cell-style-name="ce2"/>
        <table:table-column table:style-name="co18" table:default-cell-style-name="ce2"/>
        <table:table-column table:style-name="co10" table:default-cell-style-name="ce2"/>
        <table:table-column table:style-name="co13" table:default-cell-style-name="ce2"/>
        <table:table-column table:style-name="co3" table:number-columns-repeated="1008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LF:</text:p>
          </table:table-cell>
          <table:table-cell office:value-type="string" calcext:value-type="string">
            <text:p>Conv-d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:</text:p>
          </table:table-cell>
          <table:table-cell office:value-type="string" calcext:value-type="string">
            <text:p>Conv-diff-re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: </text:p>
          </table:table-cell>
          <table:table-cell office:value-type="string" calcext:value-type="string">
            <text:p>25x45x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:</text:p>
          </table:table-cell>
          <table:table-cell table:style-name="ce12" office:value-type="float" office:value="0.00042" calcext:value-type="float">
            <text:p>4.20E-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*runs in paper tables 2 and 3 (hash 77e59d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init guess:</text:p>
          </table:table-cell>
          <table:table-cell office:value-type="string" calcext:value-type="string">
            <text:p>R=0</text:p>
          </table:table-cell>
          <table:table-cell table:style-name="ce13" office:value-type="string" calcext:value-type="string" table:number-columns-spanned="3" table:number-rows-spanned="1">
            <text:p>(zero init guess for aux and superadj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shifted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inv</text:p>
          </table:table-cell>
          <table:covered-table-cell table:number-columns-repeated="4" table:style-name="ce1"/>
          <table:table-cell table:style-name="ce11" office:value-type="string" calcext:value-type="string" table:number-columns-spanned="3" table:number-rows-spanned="1">
            <text:p>aux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" table:number-columns-repeated="1011"/>
          <table:table-cell/>
        </table:table-row>
        <table:table-row table:style-name="ro1">
          <table:table-cell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time/NL iter</text:p>
          </table:table-cell>
          <table:table-cell table:style-name="ce1" office:value-type="string" calcext:value-type="string">
            <text:p>time/KSP ite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22+12"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formula="of:=[.D12]/[.B12]" office:value-type="float" office:value="80" calcext:value-type="float">
            <text:p>80</text:p>
          </table:table-cell>
          <table:table-cell table:formula="of:=[.D12]/[.C12]" office:value-type="float" office:value="4.70588235294118" calcext:value-type="float">
            <text:p>4.7058823529</text:p>
          </table:table-cell>
          <table:table-cell table:style-name="ce2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4" calcext:value-type="float">
            <text:p>4</text:p>
          </table:table-cell>
          <table:table-cell table:formula="of:=19+19+19+14" office:value-type="float" office:value="71" calcext:value-type="float">
            <text:p>71</text:p>
          </table:table-cell>
          <table:table-cell office:value-type="float" office:value="260" calcext:value-type="float">
            <text:p>260</text:p>
          </table:table-cell>
          <table:table-cell table:formula="of:=[.D13]/[.B13]" office:value-type="float" office:value="65" calcext:value-type="float">
            <text:p>65</text:p>
          </table:table-cell>
          <table:table-cell table:formula="of:=[.D13]/[.C13]" office:value-type="float" office:value="3.66197183098592" calcext:value-type="float">
            <text:p>3.661971831</text:p>
          </table:table-cell>
          <table:table-cell office:value-type="float" office:value="2" calcext:value-type="float">
            <text:p>2</text:p>
          </table:table-cell>
          <table:table-cell table:formula="of:=19+19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8+8"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4" calcext:value-type="float">
            <text:p>4</text:p>
          </table:table-cell>
          <table:table-cell table:formula="of:=19+18+24+20" office:value-type="float" office:value="81" calcext:value-type="float">
            <text:p>81</text:p>
          </table:table-cell>
          <table:table-cell office:value-type="float" office:value="365" calcext:value-type="float">
            <text:p>365</text:p>
          </table:table-cell>
          <table:table-cell table:formula="of:=[.D14]/[.B14]" office:value-type="float" office:value="91.25" calcext:value-type="float">
            <text:p>91.25</text:p>
          </table:table-cell>
          <table:table-cell table:formula="of:=[.D14]/[.C14]" office:value-type="float" office:value="4.50617283950617" calcext:value-type="float">
            <text:p>4.5061728395</text:p>
          </table:table-cell>
          <table:table-cell office:value-type="float" office:value="2" calcext:value-type="float">
            <text:p>2</text:p>
          </table:table-cell>
          <table:table-cell table:formula="of:=24+24"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9+9"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4" calcext:value-type="float">
            <text:p>4</text:p>
          </table:table-cell>
          <table:table-cell table:formula="of:=19+21+20+17"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table:formula="of:=[.D15]/[.B15]" office:value-type="float" office:value="62.5" calcext:value-type="float">
            <text:p>62.5</text:p>
          </table:table-cell>
          <table:table-cell table:formula="of:=[.D15]/[.C15]" office:value-type="float" office:value="3.24675324675325" calcext:value-type="float">
            <text:p>3.2467532468</text:p>
          </table:table-cell>
          <table:table-cell office:value-type="float" office:value="2" calcext:value-type="float">
            <text:p>2</text:p>
          </table:table-cell>
          <table:table-cell table:formula="of:=19+20"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9+10"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4" calcext:value-type="float">
            <text:p>4</text:p>
          </table:table-cell>
          <table:table-cell table:formula="of:=18+18+17+15" office:value-type="float" office:value="68" calcext:value-type="float">
            <text:p>68</text:p>
          </table:table-cell>
          <table:table-cell office:value-type="float" office:value="275" calcext:value-type="float">
            <text:p>275</text:p>
          </table:table-cell>
          <table:table-cell table:formula="of:=[.D16]/[.B16]" office:value-type="float" office:value="68.75" calcext:value-type="float">
            <text:p>68.75</text:p>
          </table:table-cell>
          <table:table-cell table:formula="of:=[.D16]/[.C16]" office:value-type="float" office:value="4.04411764705882" calcext:value-type="float">
            <text:p>4.0441176471</text:p>
          </table:table-cell>
          <table:table-cell office:value-type="float" office:value="2" calcext:value-type="float">
            <text:p>2</text:p>
          </table:table-cell>
          <table:table-cell table:formula="of:=17+17"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8+8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4" calcext:value-type="float">
            <text:p>4</text:p>
          </table:table-cell>
          <table:table-cell table:formula="of:=17+16+17+14" office:value-type="float" office:value="64" calcext:value-type="float">
            <text:p>64</text:p>
          </table:table-cell>
          <table:table-cell office:value-type="float" office:value="245" calcext:value-type="float">
            <text:p>245</text:p>
          </table:table-cell>
          <table:table-cell table:formula="of:=[.D17]/[.B17]" office:value-type="float" office:value="61.25" calcext:value-type="float">
            <text:p>61.25</text:p>
          </table:table-cell>
          <table:table-cell table:formula="of:=[.D17]/[.C17]" office:value-type="float" office:value="3.828125" calcext:value-type="float">
            <text:p>3.828125</text:p>
          </table:table-cell>
          <table:table-cell office:value-type="float" office:value="2" calcext:value-type="float">
            <text:p>2</text:p>
          </table:table-cell>
          <table:table-cell table:formula="of:=15+16"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7+7"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5" calcext:value-type="float">
            <text:p>5</text:p>
          </table:table-cell>
          <table:table-cell table:formula="of:=16+15+15+13+7"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  <table:table-cell table:formula="of:=[.D18]/[.B18]" office:value-type="float" office:value="57" calcext:value-type="float">
            <text:p>57</text:p>
          </table:table-cell>
          <table:table-cell table:formula="of:=[.D18]/[.C18]" office:value-type="float" office:value="4.31818181818182" calcext:value-type="float">
            <text:p>4.3181818182</text:p>
          </table:table-cell>
          <table:table-cell office:value-type="float" office:value="2" calcext:value-type="float">
            <text:p>2</text:p>
          </table:table-cell>
          <table:table-cell table:formula="of:=14+14"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7+8"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6" calcext:value-type="float">
            <text:p>6</text:p>
          </table:table-cell>
          <table:table-cell table:formula="of:=7+8+8+8+8+6"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table:formula="of:=[.D19]/[.B19]" office:value-type="float" office:value="58.3333333333333" calcext:value-type="float">
            <text:p>58.3333333333</text:p>
          </table:table-cell>
          <table:table-cell table:formula="of:=[.D19]/[.C19]" office:value-type="float" office:value="7.77777777777778" calcext:value-type="float">
            <text:p>7.7777777778</text:p>
          </table:table-cell>
          <table:table-cell table:style-name="ce22" table:number-columns-repeated="6"/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nv (first NL iter)</text:p>
          </table:table-cell>
          <table:covered-table-cell table:number-columns-repeated="2" table:style-name="ce1"/>
          <table:table-cell table:style-name="ce19" office:value-type="string" calcext:value-type="string" table:number-columns-spanned="3" table:number-rows-spanned="1">
            <text:p>inv (second NL iter)</text:p>
          </table:table-cell>
          <table:covered-table-cell table:number-columns-repeated="2" table:style-name="ce1"/>
          <table:table-cell table:style-name="ce19" office:value-type="string" calcext:value-type="string" table:number-columns-spanned="3" table:number-rows-spanned="1">
            <text:p>inv (third NL iter)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inv (fourth NL iter)</text:p>
          </table:table-cell>
          <table:covered-table-cell table:number-columns-repeated="2" table:style-name="ce1"/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KSP iters</text:p>
          </table:table-cell>
          <table:table-cell table:style-name="ce11" office:value-type="string" calcext:value-type="string" table:number-columns-spanned="2" table:number-rows-spanned="1">
            <text:p>time (PetscLinearSolver)</text:p>
          </table:table-cell>
          <table:covered-table-cell table:style-name="ce1"/>
          <table:table-cell table:style-name="ce15" office:value-type="string" calcext:value-type="string">
            <text:p>KSP iters</text:p>
          </table:table-cell>
          <table:table-cell table:style-name="ce20" office:value-type="string" calcext:value-type="string" table:number-columns-spanned="2" table:number-rows-spanned="1">
            <text:p>time (PetscLinearSolver)</text:p>
          </table:table-cell>
          <table:covered-table-cell table:style-name="ce23"/>
          <table:table-cell table:style-name="ce1" office:value-type="string" calcext:value-type="string">
            <text:p>KSP iters</text:p>
          </table:table-cell>
          <table:table-cell table:style-name="ce20" office:value-type="string" calcext:value-type="string" table:number-columns-spanned="2" table:number-rows-spanned="1">
            <text:p>time (PetscLinearSolver)</text:p>
          </table:table-cell>
          <table:covered-table-cell table:style-name="ce23"/>
          <table:table-cell table:style-name="ce1" office:value-type="string" calcext:value-type="string">
            <text:p>KSP iters</text:p>
          </table:table-cell>
          <table:table-cell table:style-name="ce11" office:value-type="string" calcext:value-type="string" table:number-columns-spanned="2" table:number-rows-spanned="1">
            <text:p>time (PetscLinearSolver)</text:p>
          </table:table-cell>
          <table:covered-table-cell table:style-name="ce1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1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12" calcext:value-type="float" table:number-columns-spanned="2" table:number-rows-spanned="1">
            <text:p>112</text:p>
          </table:table-cell>
          <table:covered-table-cell table:style-name="ce18"/>
          <table:table-cell table:style-name="ce16" office:value-type="float" office:value="19" calcext:value-type="float">
            <text:p>19</text:p>
          </table:table-cell>
          <table:table-cell table:style-name="ce21" table:formula="of:=169-[.C22]" office:value-type="float" office:value="57" calcext:value-type="float" table:number-columns-spanned="2" table:number-rows-spanned="1">
            <text:p>57</text:p>
          </table:table-cell>
          <table:covered-table-cell table:style-name="ce24"/>
          <table:table-cell office:value-type="float" office:value="19" calcext:value-type="float">
            <text:p>19</text:p>
          </table:table-cell>
          <table:table-cell table:style-name="ce21" table:formula="of:=210-[.F22]-[.C22]" office:value-type="float" office:value="41" calcext:value-type="float" table:number-columns-spanned="2" table:number-rows-spanned="1">
            <text:p>41</text:p>
          </table:table-cell>
          <table:covered-table-cell table:style-name="ce24"/>
          <table:table-cell office:value-type="float" office:value="14" calcext:value-type="float">
            <text:p>14</text:p>
          </table:table-cell>
          <table:table-cell table:style-name="ce17" table:formula="of:=250-[.I22]-[.F22]-[.C22]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2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12" calcext:value-type="float" table:number-columns-spanned="2" table:number-rows-spanned="1">
            <text:p>112</text:p>
          </table:table-cell>
          <table:covered-table-cell table:style-name="ce18"/>
          <table:table-cell table:style-name="ce16" office:value-type="float" office:value="18" calcext:value-type="float">
            <text:p>18</text:p>
          </table:table-cell>
          <table:table-cell table:style-name="ce21" table:formula="of:=170-[.C23]" office:value-type="float" office:value="58" calcext:value-type="float" table:number-columns-spanned="2" table:number-rows-spanned="1">
            <text:p>58</text:p>
          </table:table-cell>
          <table:covered-table-cell table:style-name="ce24"/>
          <table:table-cell office:value-type="float" office:value="24" calcext:value-type="float">
            <text:p>24</text:p>
          </table:table-cell>
          <table:table-cell table:style-name="ce21" table:formula="of:=261-[.F23]-[.C23]" office:value-type="float" office:value="91" calcext:value-type="float" table:number-columns-spanned="2" table:number-rows-spanned="1">
            <text:p>91</text:p>
          </table:table-cell>
          <table:covered-table-cell table:style-name="ce24"/>
          <table:table-cell office:value-type="float" office:value="20" calcext:value-type="float">
            <text:p>20</text:p>
          </table:table-cell>
          <table:table-cell table:style-name="ce17" table:formula="of:=350-[.I23]-[.F23]-[.C23]" office:value-type="float" office:value="89" calcext:value-type="float" table:number-columns-spanned="2" table:number-rows-spanned="1">
            <text:p>89</text:p>
          </table:table-cell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3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12" calcext:value-type="float" table:number-columns-spanned="2" table:number-rows-spanned="1">
            <text:p>112</text:p>
          </table:table-cell>
          <table:covered-table-cell table:style-name="ce18"/>
          <table:table-cell table:style-name="ce16"/>
          <table:table-cell table:style-name="ce21" table:number-columns-spanned="2" table:number-rows-spanned="1"/>
          <table:covered-table-cell table:style-name="ce24"/>
          <table:table-cell/>
          <table:table-cell table:style-name="ce21" table:number-columns-spanned="2" table:number-rows-spanned="1"/>
          <table:covered-table-cell table:style-name="ce24"/>
          <table:table-cell/>
          <table:table-cell table:style-name="ce17" table:number-columns-spanned="2" table:number-rows-spanned="1"/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4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float" office:value="112" calcext:value-type="float" table:number-columns-spanned="2" table:number-rows-spanned="1">
            <text:p>112</text:p>
          </table:table-cell>
          <table:covered-table-cell table:style-name="ce18"/>
          <table:table-cell table:style-name="ce16"/>
          <table:table-cell table:style-name="ce21" table:number-columns-spanned="2" table:number-rows-spanned="1"/>
          <table:covered-table-cell table:style-name="ce24"/>
          <table:table-cell/>
          <table:table-cell table:style-name="ce21" table:number-columns-spanned="2" table:number-rows-spanned="1"/>
          <table:covered-table-cell table:style-name="ce24"/>
          <table:table-cell/>
          <table:table-cell table:style-name="ce17" table:number-columns-spanned="2" table:number-rows-spanned="1"/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5</text:p>
          </table:table-cell>
          <table:table-cell table:style-name="ce16" office:value-type="float" office:value="17" calcext:value-type="float">
            <text:p>17</text:p>
          </table:table-cell>
          <table:table-cell table:style-name="ce17" office:value-type="float" office:value="112" calcext:value-type="float" table:number-columns-spanned="2" table:number-rows-spanned="1">
            <text:p>112</text:p>
          </table:table-cell>
          <table:covered-table-cell table:style-name="ce18"/>
          <table:table-cell table:style-name="ce16"/>
          <table:table-cell table:style-name="ce21" table:number-columns-spanned="2" table:number-rows-spanned="1"/>
          <table:covered-table-cell table:style-name="ce24"/>
          <table:table-cell/>
          <table:table-cell table:style-name="ce21" table:number-columns-spanned="2" table:number-rows-spanned="1"/>
          <table:covered-table-cell table:style-name="ce24"/>
          <table:table-cell/>
          <table:table-cell table:style-name="ce17" table:number-columns-spanned="2" table:number-rows-spanned="1"/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MF06</text:p>
          </table:table-cell>
          <table:table-cell table:style-name="ce16" office:value-type="float" office:value="16" calcext:value-type="float">
            <text:p>16</text:p>
          </table:table-cell>
          <table:table-cell table:style-name="ce17" office:value-type="float" office:value="111" calcext:value-type="float" table:number-columns-spanned="2" table:number-rows-spanned="1">
            <text:p>111</text:p>
          </table:table-cell>
          <table:covered-table-cell table:style-name="ce18"/>
          <table:table-cell table:style-name="ce16"/>
          <table:table-cell table:style-name="ce21" table:number-columns-spanned="2" table:number-rows-spanned="1"/>
          <table:covered-table-cell table:style-name="ce24"/>
          <table:table-cell/>
          <table:table-cell table:style-name="ce21" table:number-columns-spanned="2" table:number-rows-spanned="1"/>
          <table:covered-table-cell table:style-name="ce24"/>
          <table:table-cell/>
          <table:table-cell table:style-name="ce17" table:number-columns-spanned="2" table:number-rows-spanned="1"/>
          <table:covered-table-cell table:style-name="ce18"/>
          <table:table-cell table:style-name="ce16"/>
          <table:table-cell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table:style-name="ce16" office:value-type="float" office:value="7" calcext:value-type="float">
            <text:p>7</text:p>
          </table:table-cell>
          <table:table-cell table:style-name="ce17" office:value-type="float" office:value="109" calcext:value-type="float" table:number-columns-spanned="2" table:number-rows-spanned="1">
            <text:p>109</text:p>
          </table:table-cell>
          <table:covered-table-cell table:style-name="ce18"/>
          <table:table-cell table:style-name="ce16" office:value-type="float" office:value="8" calcext:value-type="float">
            <text:p>8</text:p>
          </table:table-cell>
          <table:table-cell table:style-name="ce21" table:formula="of:=177-[.C28]" office:value-type="float" office:value="68" calcext:value-type="float" table:number-columns-spanned="2" table:number-rows-spanned="1">
            <text:p>68</text:p>
          </table:table-cell>
          <table:covered-table-cell table:style-name="ce24"/>
          <table:table-cell office:value-type="float" office:value="8" calcext:value-type="float">
            <text:p>8</text:p>
          </table:table-cell>
          <table:table-cell table:style-name="ce21" table:formula="of:=215-[.F28]-[.C28]" office:value-type="float" office:value="38" calcext:value-type="float" table:number-columns-spanned="2" table:number-rows-spanned="1">
            <text:p>38</text:p>
          </table:table-cell>
          <table:covered-table-cell table:style-name="ce24"/>
          <table:table-cell office:value-type="float" office:value="8" calcext:value-type="float">
            <text:p>8</text:p>
          </table:table-cell>
          <table:table-cell table:style-name="ce17" table:formula="of:=254-[.I28]-[.F28]-[.C28]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6" office:value-type="float" office:value="8" calcext:value-type="float">
            <text:p>8</text:p>
          </table:table-cell>
          <table:table-cell table:formula="of:=292-[.L28]-[.I28]-[.F28]-[.C28]" office:value-type="float" office:value="38" calcext:value-type="float">
            <text:p>38</text:p>
          </table:table-cell>
          <table:table-cell table:style-name="ce16" office:value-type="float" office:value="6" calcext:value-type="float">
            <text:p>6</text:p>
          </table:table-cell>
          <table:table-cell table:formula="of:=330-[.O28]-[.L28]-[.I28]-[.F28]-[.C28]"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first Jac estimated cond number (-ksp_monitor_singular_value -ksp_gmres_modifiedgramschmidt -ksp_gmres_restart 2000 -pc_type none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F01</text:p>
          </table:table-cell>
          <table:table-cell office:value-type="string" calcext:value-type="string">
            <text:p>~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F02</text:p>
          </table:table-cell>
          <table:table-cell office:value-type="string" calcext:value-type="string">
            <text:p>~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~2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0" table:number-rows-spanned="1">
            <text:p>*mixes from Measurements_shifted.dat, new inverse using Measurements_diri0_r4p2em3_bigdom.da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inv</text:p>
          </table:table-cell>
          <table:covered-table-cell table:number-columns-repeated="7" table:style-name="ce1"/>
          <table:table-cell table:style-name="ce11" office:value-type="string" calcext:value-type="string" table:number-columns-spanned="3" table:number-rows-spanned="1">
            <text:p>aux</text:p>
          </table:table-cell>
          <table:covered-table-cell table:number-columns-repeated="2" table:style-name="ce1"/>
          <table:table-cell table:style-name="ce11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number-columns-repeated="1008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1" office:value-type="string" calcext:value-type="string">
            <text:p>actual QoI error</text:p>
          </table:table-cell>
          <table:table-cell table:style-name="ce1" office:value-type="string" calcext:value-type="string">
            <text:p>actual relative QoI error</text:p>
          </table:table-cell>
          <table:table-cell table:style-name="ce1" office:value-type="string" calcext:value-type="string">
            <text:p>time/KSP ite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24+13"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22663" calcext:value-type="float">
            <text:p>122663</text:p>
          </table:table-cell>
          <table:table-cell table:style-name="ce22"/>
          <table:table-cell table:style-name="ce25" table:formula="of:=(HFqoidiri-[.E37])" office:value-type="float" office:value="-11245" calcext:value-type="float">
            <text:p>-11245</text:p>
          </table:table-cell>
          <table:table-cell table:formula="of:=(HFqoidiri-[.E37])/HFqoidiri" office:value-type="float" office:value="-0.100926241720368" calcext:value-type="float">
            <text:p>-0.1009262417</text:p>
          </table:table-cell>
          <table:table-cell table:style-name="ce26" table:formula="of:=[.D37]/[.C37]" office:value-type="float" office:value="4.32432432432432" calcext:value-type="float">
            <text:p>4.3243243243</text:p>
          </table:table-cell>
          <table:table-cell table:style-name="ce22" table:number-columns-repeated="6"/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3" calcext:value-type="float">
            <text:p>3</text:p>
          </table:table-cell>
          <table:table-cell table:formula="of:=26+22+18"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4593" calcext:value-type="float">
            <text:p>104593</text:p>
          </table:table-cell>
          <table:table-cell office:value-type="float" office:value="24087" calcext:value-type="float">
            <text:p>24087</text:p>
          </table:table-cell>
          <table:table-cell table:style-name="ce25" table:formula="of:=(HFqoidiri-[.E38])" office:value-type="float" office:value="6825" calcext:value-type="float">
            <text:p>6825</text:p>
          </table:table-cell>
          <table:table-cell table:formula="of:=(HFqoidiri-[.E38])/HFqoidiri" office:value-type="float" office:value="0.0612558114487785" calcext:value-type="float">
            <text:p>0.0612558114</text:p>
          </table:table-cell>
          <table:table-cell table:style-name="ce26" table:formula="of:=[.D38]/[.C38]" office:value-type="float" office:value="3.10606060606061" calcext:value-type="float">
            <text:p>3.1060606061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44+45" office:value-type="float" office:value="89" calcext:value-type="float">
            <text:p>89</text:p>
          </table:table-cell>
          <table:table-cell office:value-type="float" office:value="330" calcext:value-type="float">
            <text:p>33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4" calcext:value-type="float">
            <text:p>4</text:p>
          </table:table-cell>
          <table:table-cell table:formula="of:=26+22+20+13"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97432" calcext:value-type="float">
            <text:p>97432</text:p>
          </table:table-cell>
          <table:table-cell office:value-type="float" office:value="-80074" calcext:value-type="float">
            <text:p>-80074</text:p>
          </table:table-cell>
          <table:table-cell table:style-name="ce25" table:formula="of:=(HFqoidiri-[.E39])" office:value-type="float" office:value="13986" calcext:value-type="float">
            <text:p>13986</text:p>
          </table:table-cell>
          <table:table-cell table:formula="of:=(HFqoidiri-[.E39])/HFqoidiri" office:value-type="float" office:value="0.125527293615035" calcext:value-type="float">
            <text:p>0.1255272936</text:p>
          </table:table-cell>
          <table:table-cell table:style-name="ce26" table:formula="of:=[.D39]/[.C39]" office:value-type="float" office:value="3.08641975308642" calcext:value-type="float">
            <text:p>3.0864197531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4" calcext:value-type="float">
            <text:p>4</text:p>
          </table:table-cell>
          <table:table-cell table:formula="of:=26+26+25+22" office:value-type="float" office:value="99" calcext:value-type="float">
            <text:p>99</text:p>
          </table:table-cell>
          <table:table-cell office:value-type="float" office:value="350" calcext:value-type="float">
            <text:p>350</text:p>
          </table:table-cell>
          <table:table-cell office:value-type="float" office:value="93044" calcext:value-type="float">
            <text:p>93044</text:p>
          </table:table-cell>
          <table:table-cell office:value-type="float" office:value="-762774" calcext:value-type="float">
            <text:p>-762774</text:p>
          </table:table-cell>
          <table:table-cell table:style-name="ce25" table:formula="of:=(HFqoidiri-[.E40])" office:value-type="float" office:value="18374" calcext:value-type="float">
            <text:p>18374</text:p>
          </table:table-cell>
          <table:table-cell table:formula="of:=(HFqoidiri-[.E40])/HFqoidiri" office:value-type="float" office:value="0.164910517151627" calcext:value-type="float">
            <text:p>0.1649105172</text:p>
          </table:table-cell>
          <table:table-cell table:style-name="ce26" table:formula="of:=[.D40]/[.C40]" office:value-type="float" office:value="3.53535353535354" calcext:value-type="float">
            <text:p>3.5353535354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formula="of:=27+27"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5" calcext:value-type="float">
            <text:p>5</text:p>
          </table:table-cell>
          <table:table-cell table:formula="of:=27+33+33+32+26"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84789" calcext:value-type="float">
            <text:p>84789</text:p>
          </table:table-cell>
          <table:table-cell office:value-type="float" office:value="-1059225" calcext:value-type="float">
            <text:p>-1059225</text:p>
          </table:table-cell>
          <table:table-cell table:style-name="ce25" table:formula="of:=(HFqoidiri-[.E41])" office:value-type="float" office:value="26629" calcext:value-type="float">
            <text:p>26629</text:p>
          </table:table-cell>
          <table:table-cell table:formula="of:=(HFqoidiri-[.E41])/HFqoidiri" office:value-type="float" office:value="0.239000879570626" calcext:value-type="float">
            <text:p>0.2390008796</text:p>
          </table:table-cell>
          <table:table-cell table:style-name="ce26" table:formula="of:=[.D41]/[.C41]" office:value-type="float" office:value="2.18543046357616" calcext:value-type="float">
            <text:p>2.1854304636</text:p>
          </table:table-cell>
          <table:table-cell office:value-type="float" office:value="2" calcext:value-type="float">
            <text:p>2</text:p>
          </table:table-cell>
          <table:table-cell table:formula="of:=33+34"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34+35"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5" calcext:value-type="float">
            <text:p>5</text:p>
          </table:table-cell>
          <table:table-cell table:formula="of:=43+43+43+31+23"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100288" calcext:value-type="float">
            <text:p>100288</text:p>
          </table:table-cell>
          <table:table-cell office:value-type="float" office:value="14626" calcext:value-type="float">
            <text:p>14626</text:p>
          </table:table-cell>
          <table:table-cell table:style-name="ce25" table:formula="of:=(HFqoidiri-[.E42])" office:value-type="float" office:value="11130" calcext:value-type="float">
            <text:p>11130</text:p>
          </table:table-cell>
          <table:table-cell table:formula="of:=(HFqoidiri-[.E42])/HFqoidiri" office:value-type="float" office:value="0.0998940925164695" calcext:value-type="float">
            <text:p>0.0998940925</text:p>
          </table:table-cell>
          <table:table-cell table:style-name="ce26" table:formula="of:=[.D42]/[.C42]" office:value-type="float" office:value="1.91256830601093" calcext:value-type="float">
            <text:p>1.912568306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32+32"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5" calcext:value-type="float">
            <text:p>5</text:p>
          </table:table-cell>
          <table:table-cell table:formula="of:=43+41+32+30+23" office:value-type="float" office:value="169" calcext:value-type="float">
            <text:p>169</text:p>
          </table:table-cell>
          <table:table-cell office:value-type="float" office:value="355" calcext:value-type="float">
            <text:p>355</text:p>
          </table:table-cell>
          <table:table-cell office:value-type="float" office:value="105593" calcext:value-type="float">
            <text:p>105593</text:p>
          </table:table-cell>
          <table:table-cell office:value-type="float" office:value="8984" calcext:value-type="float">
            <text:p>8984</text:p>
          </table:table-cell>
          <table:table-cell table:style-name="ce25" table:formula="of:=(HFqoidiri-[.E43])" office:value-type="float" office:value="5825" calcext:value-type="float">
            <text:p>5825</text:p>
          </table:table-cell>
          <table:table-cell table:formula="of:=(HFqoidiri-[.E43])/HFqoidiri" office:value-type="float" office:value="0.052280600980093" calcext:value-type="float">
            <text:p>0.052280601</text:p>
          </table:table-cell>
          <table:table-cell table:style-name="ce26" table:formula="of:=[.D43]/[.C43]" office:value-type="float" office:value="2.10059171597633" calcext:value-type="float">
            <text:p>2.100591716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31+32"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6" calcext:value-type="float">
            <text:p>6</text:p>
          </table:table-cell>
          <table:table-cell table:formula="of:=28+32+23+29+26+19" office:value-type="float" office:value="157" calcext:value-type="float">
            <text:p>157</text:p>
          </table:table-cell>
          <table:table-cell office:value-type="float" office:value="460" calcext:value-type="float">
            <text:p>460</text:p>
          </table:table-cell>
          <table:table-cell office:value-type="float" office:value="111418" calcext:value-type="float">
            <text:p>111418</text:p>
          </table:table-cell>
          <table:table-cell table:style-name="ce22"/>
          <table:table-cell table:style-name="ce25" table:formula="of:=(HFqoidiri-[.E44])" office:value-type="float" office:value="0" calcext:value-type="float">
            <text:p>0</text:p>
          </table:table-cell>
          <table:table-cell table:formula="of:=(HFqoidiri-[.E44])/HFqoidiri" office:value-type="float" office:value="0" calcext:value-type="float">
            <text:p>0</text:p>
          </table:table-cell>
          <table:table-cell table:style-name="ce26" table:formula="of:=[.D44]/[.C44]" office:value-type="float" office:value="2.92993630573248" calcext:value-type="float">
            <text:p>2.9299363057</text:p>
          </table:table-cell>
          <table:table-cell table:style-name="ce22" table:number-columns-repeated="6"/>
          <table:table-cell table:number-columns-repeated="1008"/>
          <table:table-cell table:style-name="ce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3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3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0" table:default-cell-style-name="ce2"/>
        <table:table-column table:style-name="co13" table:default-cell-style-name="ce2"/>
        <table:table-column table:style-name="co3" table:number-columns-repeated="1012" table:default-cell-style-name="ce2"/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office:value-type="string" calcext:value-type="string">
            <text:p>L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office:value-type="string" calcext:value-type="string">
            <text:p>Measurements_diri0_r4p2em3_bigdom.dat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inv</text:p>
          </table:table-cell>
          <table:covered-table-cell table:number-columns-repeated="4"/>
          <table:table-cell table:style-name="ce27" office:value-type="string" calcext:value-type="string" table:number-columns-spanned="3" table:number-rows-spanned="1">
            <text:p>aux</text:p>
          </table:table-cell>
          <table:covered-table-cell/>
          <table:covered-table-cell table:style-name="ce26"/>
          <table:table-cell table:style-name="ce13" office:value-type="string" calcext:value-type="string" table:number-columns-spanned="3" table:number-rows-spanned="1">
            <text:p>superadj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time/NL iter</text:p>
          </table:table-cell>
          <table:table-cell table:style-name="ce1" office:value-type="string" calcext:value-type="string">
            <text:p>time/KSP iter</text:p>
          </table:table-cell>
          <table:table-cell table:style-name="ce15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23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LF</text:p>
          </table:table-cell>
          <table:table-cell office:value-type="float" office:value="2" calcext:value-type="float">
            <text:p>2</text:p>
          </table:table-cell>
          <table:table-cell table:formula="of:=17+1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D10]/[.B10]" office:value-type="float" office:value="17.5" calcext:value-type="float">
            <text:p>17.5</text:p>
          </table:table-cell>
          <table:table-cell table:formula="of:=[.D10]/[.C10]" office:value-type="float" office:value="1.25" calcext:value-type="float">
            <text:p>1.25</text:p>
          </table:table-cell>
          <table:table-cell table:style-name="ce28"/>
          <table:table-cell table:style-name="ce22"/>
          <table:table-cell table:style-name="ce29"/>
          <table:table-cell table:style-name="ce22" table:number-columns-repeated="3"/>
          <table:table-cell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MF01</text:p>
          </table:table-cell>
          <table:table-cell table:number-columns-repeated="3"/>
          <table:table-cell table:formula="of:=[.D11]/[.B11]" office:value-type="string" office:string-value="" calcext:value-type="error">
            <text:p>#DIV/0!</text:p>
          </table:table-cell>
          <table:table-cell table:formula="of:=[.D11]/[.C11]" office:value-type="string" office:string-value="" calcext:value-type="error">
            <text:p>#DIV/0!</text:p>
          </table:table-cell>
          <table:table-cell table:style-name="ce16"/>
          <table:table-cell/>
          <table:table-cell table:style-name="ce26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MF02</text:p>
          </table:table-cell>
          <table:table-cell table:number-columns-repeated="3"/>
          <table:table-cell table:formula="of:=[.D12]/[.B12]" office:value-type="string" office:string-value="" calcext:value-type="error">
            <text:p>#DIV/0!</text:p>
          </table:table-cell>
          <table:table-cell table:formula="of:=[.D12]/[.C12]" office:value-type="string" office:string-value="" calcext:value-type="error">
            <text:p>#DIV/0!</text:p>
          </table:table-cell>
          <table:table-cell table:style-name="ce16"/>
          <table:table-cell/>
          <table:table-cell table:style-name="ce26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MF03</text:p>
          </table:table-cell>
          <table:table-cell table:number-columns-repeated="3"/>
          <table:table-cell table:formula="of:=[.D13]/[.B13]" office:value-type="string" office:string-value="" calcext:value-type="error">
            <text:p>#DIV/0!</text:p>
          </table:table-cell>
          <table:table-cell table:formula="of:=[.D13]/[.C13]" office:value-type="string" office:string-value="" calcext:value-type="error">
            <text:p>#DIV/0!</text:p>
          </table:table-cell>
          <table:table-cell table:style-name="ce16"/>
          <table:table-cell/>
          <table:table-cell table:style-name="ce26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HF</text:p>
          </table:table-cell>
          <table:table-cell table:number-columns-repeated="3"/>
          <table:table-cell table:formula="of:=[.D14]/[.B14]" office:value-type="string" office:string-value="" calcext:value-type="error">
            <text:p>#DIV/0!</text:p>
          </table:table-cell>
          <table:table-cell table:formula="of:=[.D14]/[.C14]" office:value-type="string" office:string-value="" calcext:value-type="error">
            <text:p>#DIV/0!</text:p>
          </table:table-cell>
          <table:table-cell table:style-name="ce28"/>
          <table:table-cell table:style-name="ce22"/>
          <table:table-cell table:style-name="ce29"/>
          <table:table-cell table:style-name="ce22" table:number-columns-repeated="3"/>
          <table:table-cell table:number-columns-repeated="1011"/>
          <table:table-cell table:style-name="Default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Fqoi" table:base-cell-address="$Sheet1.$B$12" table:cell-range-address="$Sheet1.$B$12"/>
        <table:named-range table:name="HFqoi2" table:base-cell-address="$Sheet1.$B$55" table:cell-range-address="$Sheet1.$B$55"/>
        <table:named-range table:name="HFqoidiri" table:base-cell-address="$Sheet2.$E$42" table:cell-range-address="$Sheet2.$E$4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0:05:32.574782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7:54:38.759451284</meta:creation-date>
    <dc:date>2016-08-12T17:11:39.541280755</dc:date>
    <meta:editing-duration>P4DT4H36M43S</meta:editing-duration>
    <meta:editing-cycles>28</meta:editing-cycles>
    <meta:generator>LibreOffice/4.2.8.2$Linux_X86_64 LibreOffice_project/420m0$Build-2</meta:generator>
    <meta:document-statistic meta:table-count="3" meta:cell-count="822" meta:object-count="0"/>
  </office:meta>
</office:document-meta>
</file>